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cd19"/>
    </style:style>
    <style:style style:name="P2" style:family="paragraph" style:parent-style-name="Preformatted_20_Text">
      <style:text-properties officeooo:rsid="0000cd19" officeooo:paragraph-rsid="0000cd19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tabbeau briques niveau 2</text:p>
      <text:p text:style-name="Preformatted_20_Text">var Q = [</text:p>
      <text:p text:style-name="Preformatted_20_Text"><text:s text:c="2"/>[246.25, 30, '#0442E1', 20, 50],</text:p>
      <text:p text:style-name="Preformatted_20_Text"><text:s text:c="2"/>[221.25, 60, '#5C89FC', 20, 50],</text:p>
      <text:p text:style-name="Preformatted_20_Text"><text:s text:c="2"/>[276.25, 60, '#5C89FC', 20, 50],</text:p>
      <text:p text:style-name="Preformatted_20_Text"><text:s text:c="2"/>[296.25, 90, '#49B7F2', 20, 50],</text:p>
      <text:p text:style-name="Preformatted_20_Text"><text:s text:c="2"/>[351.25, 90, '#49B7F2', 20, 50],</text:p>
      <text:p text:style-name="Preformatted_20_Text"><text:s text:c="2"/>[196.25, 90, '#49B7F2', 20, 50],</text:p>
      <text:p text:style-name="Preformatted_20_Text"><text:s text:c="2"/>[141.25, 90, '#49B7F2', 20, 50],</text:p>
      <text:p text:style-name="Preformatted_20_Text"><text:s text:c="2"/>[296.25, 120, '#A8DFFD', 20, 50],</text:p>
      <text:p text:style-name="Preformatted_20_Text"><text:s text:c="2"/>[351.25, 120, '#A8DFFD', 20, 50],</text:p>
      <text:p text:style-name="Preformatted_20_Text"><text:s text:c="2"/>[196.25, 120, '#A8DFFD', 20, 50],</text:p>
      <text:p text:style-name="Preformatted_20_Text"><text:s text:c="2"/>[141.25, 120, '#A8DFFD', 20, 50],</text:p>
      <text:p text:style-name="Preformatted_20_Text"><text:s text:c="2"/>[86.25, 120, '#A8DFFD', 20, 50],</text:p>
      <text:p text:style-name="Preformatted_20_Text"><text:s text:c="2"/>[406.25, 120, '#A8DFFD', 20, 50],</text:p>
      <text:p text:style-name="Preformatted_20_Text"><text:s text:c="2"/>[331.25, 150, 'blue', 20, 50],</text:p>
      <text:p text:style-name="Preformatted_20_Text"><text:s text:c="2"/>[276.25, 150, 'blue', 20, 50],</text:p>
      <text:p text:style-name="Preformatted_20_Text"><text:s text:c="2"/>[221.25, 150, 'blue', 20, 50],</text:p>
      <text:p text:style-name="Preformatted_20_Text"><text:s text:c="2"/>[166.25, 150, 'blue', 20, 50],</text:p>
      <text:p text:style-name="Preformatted_20_Text"><text:s text:c="2"/>[111.25, 150, 'blue', 20, 50],</text:p>
      <text:p text:style-name="Preformatted_20_Text"><text:s text:c="2"/>[386.25, 150, 'blue', 20, 50],</text:p>
      <text:p text:style-name="Preformatted_20_Text"><text:s text:c="2"/>[56.25, 150, 'blue', 20, 50],</text:p>
      <text:p text:style-name="Preformatted_20_Text"><text:s text:c="2"/>[441.25, 150, 'blue', 20, 50],</text:p>
      <text:p text:style-name="Preformatted_20_Text"><text:s text:c="2"/>[296.25, 180, '#A8DFFD', 20, 50],</text:p>
      <text:p text:style-name="Preformatted_20_Text"><text:s text:c="2"/>[351.25, 180, '#A8DFFD', 20, 50],</text:p>
      <text:p text:style-name="Preformatted_20_Text"><text:s text:c="2"/>[196.25, 180, '#A8DFFD', 20, 50],</text:p>
      <text:p text:style-name="Preformatted_20_Text"><text:s text:c="2"/>[141.25, 180, '#A8DFFD', 20, 50],</text:p>
      <text:p text:style-name="Preformatted_20_Text"><text:s text:c="2"/>[86.25, 180, '#A8DFFD', 20, 50],</text:p>
      <text:p text:style-name="Preformatted_20_Text"><text:s text:c="2"/>[406.25, 180, '#A8DFFD', 20, 50],</text:p>
      <text:p text:style-name="Preformatted_20_Text"><text:s text:c="2"/>[296.25, 210, '#49B7F2', 20, 50],</text:p>
      <text:p text:style-name="Preformatted_20_Text"><text:s text:c="2"/>[351.25, 210, '#49B7F2', 20, 50],</text:p>
      <text:p text:style-name="Preformatted_20_Text"><text:s text:c="2"/>[196.25, 210, '#49B7F2', 20, 50],</text:p>
      <text:p text:style-name="Preformatted_20_Text"><text:s text:c="2"/>[141.25, 210, '#49B7F2', 20, 50],</text:p>
      <text:p text:style-name="Preformatted_20_Text"><text:s text:c="2"/>[221.25, 240, '#5C89FC', 20, 50],</text:p>
      <text:p text:style-name="Preformatted_20_Text"><text:s text:c="2"/>[276.25, 240, '#5C89FC', 20, 50],</text:p>
      <text:p text:style-name="Preformatted_20_Text"><text:s text:c="2"/>[246.25, 270, '#0442E1', 20, 50],</text:p>
      <text:p text:style-name="Preformatted_20_Text"><text:s text:c="2"/>[0, 0, 'blue', 0, 0],</text:p>
      <text:p text:style-name="Preformatted_20_Text"><text:s text:c="2"/>[0, 0, 'orange', 0, 0],</text:p>
      <text:p text:style-name="Preformatted_20_Text"/>
      <text:p text:style-name="Preformatted_20_Text"><text:s text:c="2"/>];</text:p>
      <text:p text:style-name="Preformatted_20_Text"/>
      <text:p text:style-name="Preformatted_20_Text"/>
      <text:p text:style-name="Preformatted_20_Text">//tableau briques niveau 1</text:p>
      <text:p text:style-name="Preformatted_20_Text">var T = [</text:p>
      <text:p text:style-name="Preformatted_20_Text"><text:s text:c="2"/>[50, 30, 'purple', 20, 50],</text:p>
      <text:p text:style-name="Preformatted_20_Text"><text:s text:c="2"/>[50, 60, 'blue', 20, 50],</text:p>
      <text:p text:style-name="Preformatted_20_Text"><text:s text:c="2"/>[50, 90, 'yellow', 20, 50],</text:p>
      <text:p text:style-name="Preformatted_20_Text"><text:s text:c="2"/>[50, 120, 'orange', 20, 50],</text:p>
      <text:p text:style-name="Preformatted_20_Text"><text:s text:c="2"/>[105, 30, 'purple', 20, 50],</text:p>
      <text:p text:style-name="Preformatted_20_Text"><text:s text:c="2"/>[105, 60, 'blue', 20, 50],</text:p>
      <text:p text:style-name="Preformatted_20_Text"><text:s text:c="2"/>[105, 90, 'yellow', 20, 50],</text:p>
      <text:p text:style-name="Preformatted_20_Text"><text:s text:c="2"/>[105, 120, 'orange', 20, 50],</text:p>
      <text:p text:style-name="Preformatted_20_Text"><text:s text:c="2"/>[160, 30, 'purple', 20, 50],</text:p>
      <text:p text:style-name="Preformatted_20_Text"><text:s text:c="2"/>[160, 60, 'blue', 20, 50],</text:p>
      <text:p text:style-name="Preformatted_20_Text"><text:s text:c="2"/>[160, 90, 'yellow', 20, 50],</text:p>
      <text:p text:style-name="Preformatted_20_Text"><text:s text:c="2"/>[160, 120, 'orange', 20, 50],</text:p>
      <text:p text:style-name="Preformatted_20_Text"><text:s text:c="2"/>[215, 30, 'purple', 20, 50],</text:p>
      <text:p text:style-name="Preformatted_20_Text"><text:s text:c="2"/>[215, 60, 'blue', 20, 50],</text:p>
      <text:p text:style-name="Preformatted_20_Text"><text:s text:c="2"/>[215, 90, 'yellow', 20, 50],</text:p>
      <text:p text:style-name="Preformatted_20_Text"><text:s text:c="2"/>[215, 120, 'orange', 20, 50],</text:p>
      <text:p text:style-name="Preformatted_20_Text"><text:s text:c="2"/>[270, 30, 'purple', 20, 50],</text:p>
      <text:p text:style-name="Preformatted_20_Text"><text:s text:c="2"/>[270, 60, 'blue', 20, 50],</text:p>
      <text:p text:style-name="Preformatted_20_Text"><text:s text:c="2"/>[270, 90, 'yellow', 20, 50],</text:p>
      <text:p text:style-name="Preformatted_20_Text"><text:s text:c="2"/>[270, 120, 'orange', 20, 50],</text:p>
      <text:p text:style-name="Preformatted_20_Text"><text:soft-page-break/><text:s text:c="2"/>[325, 30, 'purple', 20, 50],</text:p>
      <text:p text:style-name="Preformatted_20_Text"><text:s text:c="2"/>[325, 60, 'blue', 20, 50],</text:p>
      <text:p text:style-name="Preformatted_20_Text"><text:s text:c="2"/>[325, 90, 'yellow', 20, 50],</text:p>
      <text:p text:style-name="Preformatted_20_Text"><text:s text:c="2"/>[325, 120, 'orange', 20, 50],</text:p>
      <text:p text:style-name="Preformatted_20_Text"><text:s text:c="2"/>[380, 30, 'purple', 20, 50],</text:p>
      <text:p text:style-name="Preformatted_20_Text"><text:s text:c="2"/>[380, 60, 'blue', 20, 50],</text:p>
      <text:p text:style-name="Preformatted_20_Text"><text:s text:c="2"/>[380, 90, 'yellow', 20, 50],</text:p>
      <text:p text:style-name="Preformatted_20_Text"><text:s text:c="2"/>[380, 120, 'orange', 20, 50],</text:p>
      <text:p text:style-name="Preformatted_20_Text"><text:s text:c="2"/>[435, 30, 'purple', 20, 50],</text:p>
      <text:p text:style-name="Preformatted_20_Text"><text:s text:c="2"/>[435, 60, 'blue', 20, 50],</text:p>
      <text:p text:style-name="Preformatted_20_Text"><text:s text:c="2"/>[435, 90, 'yellow', 20, 50],</text:p>
      <text:p text:style-name="Preformatted_20_Text"><text:s text:c="2"/>[435, 120, 'orange', 20, 50],</text:p>
      <text:p text:style-name="Preformatted_20_Text"><text:s text:c="2"/>[490, 30, 'purple', 20, 50],</text:p>
      <text:p text:style-name="Preformatted_20_Text"><text:s text:c="2"/>[490, 60, 'blue', 20, 50],</text:p>
      <text:p text:style-name="Preformatted_20_Text"><text:s text:c="2"/>[490, 90, 'yellow', 20, 50],</text:p>
      <text:p text:style-name="Preformatted_20_Text"><text:s text:c="2"/>[490, 120, 'orange', 20, 50],</text:p>
      <text:p text:style-name="Preformatted_20_Text"/>
      <text:p text:style-name="Preformatted_20_Text"><text:s text:c="2"/>];</text:p>
      <text:p text:style-name="Preformatted_20_Text">//tableau pour enlevers les briques</text:p>
      <text:p text:style-name="Preformatted_20_Text">var V = [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><text:s text:c="2"/>[0, 0, 'black', 0, 0],</text:p>
      <text:p text:style-name="Preformatted_20_Text"/>
      <text:p text:style-name="Preformatted_20_Text"><text:s text:c="2"/>]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var bx;</text:p>
      <text:p text:style-name="Preformatted_20_Text">var ballex;</text:p>
      <text:p text:style-name="Preformatted_20_Text"><text:soft-page-break/>var balley;</text:p>
      <text:p text:style-name="Preformatted_20_Text">var incx = 2;</text:p>
      <text:p text:style-name="Preformatted_20_Text">var incy = -3;</text:p>
      <text:p text:style-name="Preformatted_20_Text">var w1;</text:p>
      <text:p text:style-name="Preformatted_20_Text">var w2;</text:p>
      <text:p text:style-name="Preformatted_20_Text">ballex = mouseX + 200;</text:p>
      <text:p text:style-name="Preformatted_20_Text">balley = 540;</text:p>
      <text:p text:style-name="Preformatted_20_Text">var score;</text:p>
      <text:p text:style-name="Preformatted_20_Text">score = 0;</text:p>
      <text:p text:style-name="Preformatted_20_Text">var niveau;</text:p>
      <text:p text:style-name="Preformatted_20_Text">//creation du menu</text:p>
      <text:p text:style-name="Preformatted_20_Text">RectanglePlein(42.5, 5, 500, 600, 'black');</text:p>
      <text:p text:style-name="Preformatted_20_Text">setCanvasFont('arial', '40pt', 'bold')</text:p>
      <text:p text:style-name="Preformatted_20_Text">Texte(200, 250, 'J', '#0606DB');</text:p>
      <text:p text:style-name="Preformatted_20_Text"><text:s text:c="2"/>setCanvasFont('arial', '40pt', 'bold')</text:p>
      <text:p text:style-name="Preformatted_20_Text">Texte(230, 250, 'O', '#E30008');</text:p>
      <text:p text:style-name="Preformatted_20_Text"><text:s text:c="2"/>setCanvasFont('arial', '40pt', 'bold')</text:p>
      <text:p text:style-name="Preformatted_20_Text">Texte(270, 250, 'U', '#14F676');</text:p>
      <text:p text:style-name="Preformatted_20_Text"><text:s text:c="2"/>setCanvasFont('arial', '40pt', 'bold')</text:p>
      <text:p text:style-name="Preformatted_20_Text">Texte(310, 250, 'E', '#FEE500');</text:p>
      <text:p text:style-name="Preformatted_20_Text"><text:s text:c="2"/>setCanvasFont('arial', '40pt', 'bold')</text:p>
      <text:p text:style-name="Preformatted_20_Text">Texte(345, 250, 'R', '#D86E9C');</text:p>
      <text:p text:style-name="Preformatted_20_Text"/>
      <text:p text:style-name="Preformatted_20_Text"/>
      <text:p text:style-name="Preformatted_20_Text"/>
      <text:p text:style-name="Preformatted_20_Text">function MouseClick(x, y) {</text:p>
      <text:p text:style-name="Preformatted_20_Text"/>
      <text:p text:style-name="Preformatted_20_Text"><text:s text:c="2"/>if (x &gt; 200 || x &lt; 342.5 &amp;&amp; y &gt; 210 || y &lt; 260) {</text:p>
      <text:p text:style-name="Preformatted_20_Text"><text:s text:c="4"/>w1 = 1</text:p>
      <text:p text:style-name="Preformatted_20_Text"><text:s text:c="2"/>}</text:p>
      <text:p text:style-name="Preformatted_20_Text"/>
      <text:p text:style-name="Preformatted_20_Text"><text:s text:c="2"/>if (x &gt; 42.5 || x &lt; 500 &amp;&amp; y &gt; 10 || y &lt; 600) {</text:p>
      <text:p text:style-name="Preformatted_20_Text"><text:s text:c="4"/>w2 = 2</text:p>
      <text:p text:style-name="Preformatted_20_Text"><text:s text:c="2"/>}</text:p>
      <text:p text:style-name="Preformatted_20_Text"/>
      <text:p text:style-name="Preformatted_20_Text">}</text:p>
      <text:p text:style-name="Preformatted_20_Text">niveau = Saisie();</text:p>
      <text:p text:style-name="Preformatted_20_Text"/>
      <text:p text:style-name="Preformatted_20_Text"><text:s text:c="2"/>if( niveau==2 ) {</text:p>
      <text:p text:style-name="Preformatted_20_Text"><text:s text:c="2"/>incx=5;</text:p>
      <text:p text:style-name="Preformatted_20_Text"><text:s text:c="2"/>incy=-5</text:p>
      <text:p text:style-name="Preformatted_20_Text"><text:s text:c="2"/>}</text:p>
      <text:p text:style-name="Preformatted_20_Text"/>
      <text:p text:style-name="Preformatted_20_Text">function draw() {</text:p>
      <text:p text:style-name="Preformatted_20_Text"/>
      <text:p text:style-name="Preformatted_20_Text"/>
      <text:p text:style-name="Preformatted_20_Text"><text:s text:c="2"/>if (w1 == 1) {</text:p>
      <text:p text:style-name="Preformatted_20_Text"><text:s text:c="4"/>Initialiser();</text:p>
      <text:p text:style-name="Preformatted_20_Text"/>
      <text:p text:style-name="Preformatted_20_Text"><text:s text:c="4"/>//creation fond balle</text:p>
      <text:p text:style-name="Preformatted_20_Text"><text:s text:c="4"/>RectanglePlein(42.5, 5, 500, 600, 'black');</text:p>
      <text:p text:style-name="Preformatted_20_Text"><text:s text:c="4"/>RectanglePlein(mouseX, 550, 110, 15, 'white');</text:p>
      <text:p text:style-name="Preformatted_20_Text"><text:s text:c="4"/>CerclePlein(ballex, balley, 15, 'red');</text:p>
      <text:p text:style-name="Preformatted_20_Text"><text:s text:c="4"/>Rectangle(550, 50, 70, 70, 'black');</text:p>
      <text:p text:style-name="Preformatted_20_Text"><text:s text:c="4"/>setCanvasFont('arial', '20pt', 'bold')</text:p>
      <text:p text:style-name="Preformatted_20_Text"><text:s text:c="4"/>Texte(550, 40, 'Score', 'black');</text:p>
      <text:p text:style-name="Preformatted_20_Text"/>
      <text:p text:style-name="Preformatted_20_Text"><text:s text:c="4"/>ballex = ballex + incx;</text:p>
      <text:p text:style-name="Preformatted_20_Text"><text:s text:c="4"/>balley = balley + incy;</text:p>
      <text:p text:style-name="Preformatted_20_Text"><text:s text:c="4"/>//creation briques</text:p>
      <text:p text:style-name="Preformatted_20_Text"><text:s text:c="4"/>for (i = 0; i &lt;= 35; i = i + 1) {</text:p>
      <text:p text:style-name="Preformatted_20_Text"/>
      <text:p text:style-name="Preformatted_20_Text"><text:s text:c="6"/>if (niveau == 1) {</text:p>
      <text:p text:style-name="Preformatted_20_Text"><text:s text:c="8"/>RectanglePlein(T[i][0], T[i][1], T[i][4], T[i][3], T[i][2]);</text:p>
      <text:p text:style-name="Preformatted_20_Text"><text:soft-page-break/><text:s text:c="8"/>//disparitation des briques</text:p>
      <text:p text:style-name="Preformatted_20_Text"><text:s text:c="8"/>if (ballex &gt; T[i][0] &amp;&amp; ballex &lt; T[i][0] + 50 &amp;&amp; balley &gt;= T[i][1]</text:p>
      <text:p text:style-name="Preformatted_20_Text">&amp;&amp; balley &lt; T[i][1] + 20) {</text:p>
      <text:p text:style-name="Preformatted_20_Text"><text:s text:c="10"/>incx = incx;</text:p>
      <text:p text:style-name="Preformatted_20_Text"><text:s text:c="10"/>incy = -incy;</text:p>
      <text:p text:style-name="Preformatted_20_Text"><text:s text:c="10"/>T[i][2] = V[i][2];</text:p>
      <text:p text:style-name="Preformatted_20_Text"><text:s text:c="10"/>T[i][4] = V[i][3];</text:p>
      <text:p text:style-name="Preformatted_20_Text"><text:s text:c="10"/>T[i][5] = V[i][4];</text:p>
      <text:p text:style-name="Preformatted_20_Text"><text:s text:c="10"/>T[i][0] = 0;</text:p>
      <text:p text:style-name="Preformatted_20_Text"><text:s text:c="10"/>T[i][1] = 0;</text:p>
      <text:p text:style-name="Preformatted_20_Text"><text:s text:c="10"/>score = score + 10;</text:p>
      <text:p text:style-name="Preformatted_20_Text"><text:s text:c="8"/>}</text:p>
      <text:p text:style-name="Preformatted_20_Text"/>
      <text:p text:style-name="Preformatted_20_Text"/>
      <text:p text:style-name="Preformatted_20_Text"><text:s text:c="6"/>}</text:p>
      <text:p text:style-name="Preformatted_20_Text"/>
      <text:p text:style-name="Preformatted_20_Text"><text:s text:c="6"/>if (niveau == 2) {</text:p>
      <text:p text:style-name="Preformatted_20_Text"/>
      <text:p text:style-name="Preformatted_20_Text"><text:s text:c="8"/>RectanglePlein(Q[i][0], Q[i][1], Q[i][4], Q[i][3], Q[i][2]);</text:p>
      <text:p text:style-name="Preformatted_20_Text"><text:s text:c="8"/>if (ballex &gt; Q[i][0] &amp;&amp; ballex &lt; Q[i][0] + 50 &amp;&amp; balley &gt;= Q[i][1]</text:p>
      <text:p text:style-name="Preformatted_20_Text">&amp;&amp; balley &lt; Q[i][1] + 20) {</text:p>
      <text:p text:style-name="Preformatted_20_Text"><text:s text:c="10"/>incx = incx;</text:p>
      <text:p text:style-name="Preformatted_20_Text"><text:s text:c="10"/>incy = -incy;</text:p>
      <text:p text:style-name="Preformatted_20_Text"><text:s text:c="10"/>Q[i][2] = V[i][2];</text:p>
      <text:p text:style-name="Preformatted_20_Text"><text:s text:c="10"/>Q[i][4] = V[i][3];</text:p>
      <text:p text:style-name="Preformatted_20_Text"><text:s text:c="10"/>Q[i][5] = V[i][4];</text:p>
      <text:p text:style-name="Preformatted_20_Text"><text:s text:c="10"/>Q[i][0] = 0;</text:p>
      <text:p text:style-name="Preformatted_20_Text"><text:s text:c="10"/>Q[i][1] = 0;</text:p>
      <text:p text:style-name="Preformatted_20_Text"><text:s text:c="10"/>score = score + 10;</text:p>
      <text:p text:style-name="Preformatted_20_Text"/>
      <text:p text:style-name="Preformatted_20_Text"><text:s text:c="8"/>}</text:p>
      <text:p text:style-name="Preformatted_20_Text"><text:s text:c="8"/>//calcul du score</text:p>
      <text:p text:style-name="Preformatted_20_Text"><text:s text:c="8"/>if (score == 340) {</text:p>
      <text:p text:style-name="Preformatted_20_Text"><text:s text:c="10"/>setCanvasFont('arial', '40pt', 'bold')</text:p>
      <text:p text:style-name="Preformatted_20_Text"><text:s text:c="10"/>Texte(200, 300, 'GAGNE', 'red');</text:p>
      <text:p text:style-name="Preformatted_20_Text"><text:s text:c="10"/>incx = 0;</text:p>
      <text:p text:style-name="Preformatted_20_Text"><text:s text:c="10"/>incy = 0;</text:p>
      <text:p text:style-name="Preformatted_20_Text"><text:s text:c="8"/>}</text:p>
      <text:p text:style-name="Preformatted_20_Text"/>
      <text:p text:style-name="Preformatted_20_Text"><text:s text:c="6"/>}</text:p>
      <text:p text:style-name="Preformatted_20_Text"><text:s text:c="6"/>setCanvasFont('arial', '30pt', 'bold')</text:p>
      <text:p text:style-name="Preformatted_20_Text"><text:s text:c="6"/>Texte(555, 100, score, 'black');</text:p>
      <text:p text:style-name="Preformatted_20_Text"/>
      <text:p text:style-name="Preformatted_20_Text"><text:s text:c="4"/>}</text:p>
      <text:p text:style-name="Preformatted_20_Text"/>
      <text:p text:style-name="Preformatted_20_Text"><text:s text:c="4"/>if (score == 360) {</text:p>
      <text:p text:style-name="Preformatted_20_Text"><text:s text:c="6"/>setCanvasFont('arial', '40pt', 'bold')</text:p>
      <text:p text:style-name="Preformatted_20_Text"><text:s text:c="6"/>Texte(200, 300, 'GAGNE', 'red');</text:p>
      <text:p text:style-name="Preformatted_20_Text"><text:s text:c="6"/>incx = 0;</text:p>
      <text:p text:style-name="Preformatted_20_Text"><text:s text:c="6"/>incy = 0;</text:p>
      <text:p text:style-name="Preformatted_20_Text"><text:s text:c="4"/>}</text:p>
      <text:p text:style-name="Preformatted_20_Text"/>
      <text:p text:style-name="Preformatted_20_Text"><text:s text:c="4"/>//rebonds balle sur la barre</text:p>
      <text:p text:style-name="Preformatted_20_Text"><text:s text:c="4"/>if (ballex &gt; mouseX &amp;&amp; ballex &lt; mouseX + 110 &amp;&amp; balley &gt;= 550 &amp;&amp;</text:p>
      <text:p text:style-name="Preformatted_20_Text">balley &lt; 565) {</text:p>
      <text:p text:style-name="Preformatted_20_Text"><text:s text:c="6"/>incx = incx;</text:p>
      <text:p text:style-name="Preformatted_20_Text"><text:s text:c="6"/>incy = -incy;</text:p>
      <text:p text:style-name="Preformatted_20_Text"/>
      <text:p text:style-name="Preformatted_20_Text"><text:s text:c="4"/>}</text:p>
      <text:p text:style-name="Preformatted_20_Text"><text:s text:c="4"/>//cadrage de la barre</text:p>
      <text:p text:style-name="Preformatted_20_Text"><text:s text:c="4"/>if (mouseX &lt; 42.5) {</text:p>
      <text:p text:style-name="Preformatted_20_Text"><text:s text:c="6"/>mouseX = 42.5;</text:p>
      <text:p text:style-name="Preformatted_20_Text"><text:s text:c="4"/>}</text:p>
      <text:p text:style-name="Preformatted_20_Text"><text:s text:c="4"/>if (mouseX &gt; 500) {</text:p>
      <text:p text:style-name="Preformatted_20_Text"><text:soft-page-break/><text:s text:c="6"/>mouseX = 430;</text:p>
      <text:p text:style-name="Preformatted_20_Text"><text:s text:c="4"/>}</text:p>
      <text:p text:style-name="Preformatted_20_Text"><text:s text:c="4"/>//rebonds de la balle sur le cadre</text:p>
      <text:p text:style-name="Preformatted_20_Text"><text:s text:c="4"/>if (ballex &lt; 43 || ballex &gt; 538) {</text:p>
      <text:p text:style-name="Preformatted_20_Text"><text:s text:c="6"/>incx = -incx;</text:p>
      <text:p text:style-name="Preformatted_20_Text"><text:s text:c="4"/>}</text:p>
      <text:p text:style-name="Preformatted_20_Text"><text:s text:c="4"/>if (balley &lt; 15 || balley &gt; 600) {</text:p>
      <text:p text:style-name="Preformatted_20_Text"><text:s text:c="6"/>incy = -incy;</text:p>
      <text:p text:style-name="Preformatted_20_Text"><text:s text:c="4"/>}</text:p>
      <text:p text:style-name="Preformatted_20_Text"><text:s text:c="4"/>bx = 10;</text:p>
      <text:p text:style-name="Preformatted_20_Text"/>
      <text:p text:style-name="Preformatted_20_Text"/>
      <text:p text:style-name="Preformatted_20_Text"><text:s text:c="4"/>if (ballex &gt; mouseX + 110 &amp;&amp; balley &gt;= 550) {</text:p>
      <text:p text:style-name="Preformatted_20_Text"><text:s text:c="6"/>incx = 0;</text:p>
      <text:p text:style-name="Preformatted_20_Text"><text:s text:c="6"/>incy = 0;</text:p>
      <text:p text:style-name="Preformatted_20_Text"><text:s text:c="6"/>setCanvasFont('arial', '40pt', 'bold')</text:p>
      <text:p text:style-name="Preformatted_20_Text"><text:s text:c="6"/>Texte(200, 300, 'PERDU', 'red');</text:p>
      <text:p text:style-name="Preformatted_20_Text"><text:s text:c="4"/>}</text:p>
      <text:p text:style-name="Preformatted_20_Text"/>
      <text:p text:style-name="Preformatted_20_Text"><text:s text:c="4"/>if (ballex &lt; mouseX &amp;&amp; balley &gt;= 550) {</text:p>
      <text:p text:style-name="Preformatted_20_Text"><text:s text:c="6"/>incx = 0;</text:p>
      <text:p text:style-name="Preformatted_20_Text"><text:s text:c="6"/>incy = 0;</text:p>
      <text:p text:style-name="Preformatted_20_Text"><text:s text:c="6"/>setCanvasFont('arial', '40pt', 'bold')</text:p>
      <text:p text:style-name="Preformatted_20_Text"><text:s text:c="6"/>Texte(200, 300, 'PERDU', 'red');</text:p>
      <text:p text:style-name="Preformatted_20_Text"><text:s text:c="4"/>}</text:p>
      <text:p text:style-name="Preformatted_20_Text"><text:s text:c="2"/>}</text:p>
      <text:p text:style-name="Preformatted_20_Text">}</text:p>
      <text:p text:style-name="Preformatted_20_Text"/>
      <text:p text:style-name="Preformatted_20_Text">Loop(-1);</text:p>
      <text:p text:style-name="Preformatted_20_Text"/>
      <text:p text:style-name="Preformatted_20_Text"/>
      <text:p text:style-name="Preformatted_20_Text"/>
      <text:p text:style-name="Preformatted_20_Text">//PLANTEY Juliette</text:p>
      <text:p text:style-name="P2">//ZEPPA Margaux</text:p>
      <text:p text:style-name="Preformatted_20_Text">//136peip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6:35:30.165651623</meta:creation-date>
    <dc:date>2014-12-15T16:45:49.024585143</dc:date>
    <meta:editing-duration>PT10M19S</meta:editing-duration>
    <meta:editing-cycles>1</meta:editing-cycles>
    <meta:document-statistic meta:table-count="0" meta:image-count="0" meta:object-count="0" meta:page-count="5" meta:paragraph-count="252" meta:word-count="1079" meta:character-count="6583" meta:non-whitespace-character-count="4942"/>
    <meta:generator>LibreOffice/4.3.3.2$Linux_X86_64 LibreOffice_project/430m0$Build-2</meta:generator>
  </office:meta>
</office:document-meta>
</file>